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AParameterSpec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arameterSpec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arameterSpec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arameterSpec.DSAParameterSpec( java . math . BigInteger var0 , java . math . BigInteger var1 , java . math . BigInteger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